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24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710184" calcext:value-type="float">
            <text:p>0.7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38912" calcext:value-type="float">
            <text:p>0.4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20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28016" calcext:value-type="float">
            <text:p>0.1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149352" calcext:value-type="float">
            <text:p>0.1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18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5908" calcext:value-type="float">
            <text:p>0.2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17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697992" calcext:value-type="float">
            <text:p>0.6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16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0728" calcext:value-type="float">
            <text:p>0.4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10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77952" calcext:value-type="float">
            <text:p>0.37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09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87096" calcext:value-type="float">
            <text:p>0.3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62128" calcext:value-type="float">
            <text:p>0.2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08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9744" calcext:value-type="float">
            <text:p>0.9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231648" calcext:value-type="float">
            <text:p>0.2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332232" calcext:value-type="float">
            <text:p>0.33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493776" calcext:value-type="float">
            <text:p>0.4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411097511602</text:p>
          </table:table-cell>
          <table:table-cell office:value-type="string" calcext:value-type="string">
            <text:p>26N 5W 11DD:G-114131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56" meta:object-count="0"/>
    <meta:user-defined meta:name="AppVersion">3.0</meta:user-defined>
  </office:meta>
</office:document-meta>
</file>